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5.145cm"/>
    </style:style>
    <style:style style:name="co3" style:family="table-column">
      <style:table-column-properties fo:break-before="auto" style:column-width="1.291cm"/>
    </style:style>
    <style:style style:name="co4" style:family="table-column">
      <style:table-column-properties fo:break-before="auto" style:column-width="1.046cm"/>
    </style:style>
    <style:style style:name="co5" style:family="table-column">
      <style:table-column-properties fo:break-before="auto" style:column-width="4.9cm"/>
    </style:style>
    <style:style style:name="co6" style:family="table-column">
      <style:table-column-properties fo:break-before="auto" style:column-width="4.84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04cm" fo:break-before="page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00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Prefere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Default"/>
        <table:table-column table:style-name="co3" table:default-cell-style-name="ce5"/>
        <table:table-column table:style-name="co4" table:default-cell-style-name="ce5"/>
        <table:table-column table:style-name="co6" table:default-cell-style-name="Default"/>
        <table:table-column table:style-name="co3" table:default-cell-style-name="ce5"/>
        <table:table-column table:style-name="co4" table:default-cell-style-name="ce5"/>
        <table:table-column table:style-name="co7" table:number-columns-repeated="246" table:default-cell-style-name="Default"/>
        <table:table-row table:style-name="ro1">
          <table:table-cell table:style-name="ce1" office:value-type="string">
            <text:p>Chunk</text:p>
          </table:table-cell>
          <table:table-cell table:style-name="ce1" office:value-type="string">
            <text:p>Member</text:p>
          </table:table-cell>
          <table:table-cell table:style-name="ce3" office:value-type="string">
            <text:p>Offset</text:p>
          </table:table-cell>
          <table:table-cell table:style-name="ce3" office:value-type="string">
            <text:p>Size</text:p>
          </table:table-cell>
          <table:table-cell table:style-name="ce1" office:value-type="string">
            <text:p>Member</text:p>
          </table:table-cell>
          <table:table-cell table:style-name="ce3" office:value-type="string">
            <text:p>Offset</text:p>
          </table:table-cell>
          <table:table-cell table:style-name="ce3" office:value-type="string">
            <text:p>Size</text:p>
          </table:table-cell>
          <table:table-cell table:style-name="ce1" office:value-type="string">
            <text:p>Member</text:p>
          </table:table-cell>
          <table:table-cell table:style-name="ce3" office:value-type="string">
            <text:p>Offset</text:p>
          </table:table-cell>
          <table:table-cell table:style-name="ce3" office:value-type="string">
            <text:p>Size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VERS</text:p>
          </table:table-cell>
          <table:table-cell table:style-name="ce2"/>
          <table:table-cell table:style-name="ce4"/>
          <table:table-cell table:style-name="ce4" office:value-type="float" office:value="4">
            <text:p>4</text:p>
          </table:table-cell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46"/>
        </table:table-row>
        <table:table-row table:style-name="ro1">
          <table:table-cell/>
          <table:table-cell office:value-type="string">
            <text:p>ULONG versio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DISP</text:p>
          </table:table-cell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46"/>
        </table:table-row>
        <table:table-row table:style-name="ro1">
          <table:table-cell/>
          <table:table-cell office:value-type="string">
            <text:p>BYTE pd_Ras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YTE pd_HelpBar</text:p>
          </table:table-cell>
          <table:table-cell table:formula="oooc:=[.C6]+[.D6]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YTE pd_ToolBar</text:p>
          </table:table-cell>
          <table:table-cell table:formula="oooc:=[.C7]+[.D7]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YTE pd_IconBar</text:p>
          </table:table-cell>
          <table:table-cell table:formula="oooc:=[.C8]+[.D8]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YTE pd_FormBar</text:p>
          </table:table-cell>
          <table:table-cell table:formula="oooc:=[.C9]+[.D9]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YTE pd_ShowAntis</text:p>
          </table:table-cell>
          <table:table-cell table:formula="oooc:=[.C10]+[.D10]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RPTR pd_AntiAttr.ta_Name</text:p>
          </table:table-cell>
          <table:table-cell table:formula="oooc:=[.C11]+[.D11]" office:value-type="float" office:value="6">
            <text:p>6</text:p>
          </table:table-cell>
          <table:table-cell office:value-type="string">
            <text:p>?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d_AntiAttr.ta_YSize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COLS</text:p>
          </table:table-cell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46"/>
        </table:table-row>
        <table:table-row table:style-name="ro1">
          <table:table-cell/>
          <table:table-cell office:value-type="string">
            <text:p>UBYTE red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BYTE green</text:p>
          </table:table-cell>
          <table:table-cell table:number-columns-repeated="2"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BYTE blu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RPTR <text:s/>ln_Name</text:p>
          </table:table-cell>
          <table:table-cell office:value-type="float" office:value="3">
            <text:p>3</text:p>
          </table:table-cell>
          <table:table-cell office:value-type="string">
            <text:p>?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(Repeated for every color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SCRN</text:p>
          </table:table-cell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46"/>
        </table:table-row>
        <table:table-row table:style-name="ro1">
          <table:table-cell/>
          <table:table-cell office:value-type="string">
            <text:p>UWORD ps_Widt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WORD ps_Height</text:p>
          </table:table-cell>
          <table:table-cell table:formula="oooc:=[.C23]+[.D23]" office:value-type="float" office:value="2">
            <text:p>2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WORD ps_Depth</text:p>
          </table:table-cell>
          <table:table-cell table:formula="oooc:=[.C24]+[.D24]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WORD ps_dimWidth</text:p>
          </table:table-cell>
          <table:table-cell table:formula="oooc:=[.C25]+[.D25]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WORD ps_dimHeight</text:p>
          </table:table-cell>
          <table:table-cell table:formula="oooc:=[.C26]+[.D26]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NG ps_ModeID</text:p>
          </table:table-cell>
          <table:table-cell table:formula="oooc:=[.C27]+[.D27]"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NG ps_Overscan</text:p>
          </table:table-cell>
          <table:table-cell table:formula="oooc:=[.C28]+[.D28]"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YTE ps_Interleaved</text:p>
          </table:table-cell>
          <table:table-cell table:formula="oooc:=[.C29]+[.D29]" office:value-type="float" office:value="18">
            <text:p>18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AD</text:p>
          </table:table-cell>
          <table:table-cell table:formula="oooc:=[.C30]+[.D30]" office:value-type="float" office:value="19">
            <text:p>19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WORD ps_Type</text:p>
          </table:table-cell>
          <table:table-cell table:formula="oooc:=[.C31]+[.D31]" office:value-type="float" office:value="20">
            <text:p>20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char ps_PubName[64]</text:p>
          </table:table-cell>
          <table:table-cell table:formula="oooc:=[.C32]+[.D32]" office:value-type="float" office:value="22">
            <text:p>22</text:p>
          </table:table-cell>
          <table:table-cell office:value-type="float" office:value="64">
            <text:p>64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YTE ps_BackFill</text:p>
          </table:table-cell>
          <table:table-cell table:formula="oooc:=[.C33]+[.D33]" office:value-type="float" office:value="86">
            <text:p>86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AD</text:p>
          </table:table-cell>
          <table:table-cell table:formula="oooc:=[.C34]+[.D34]" office:value-type="float" office:value="87">
            <text:p>87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NG ps_BFColor</text:p>
          </table:table-cell>
          <table:table-cell table:formula="oooc:=[.C35]+[.D35]" office:value-type="float" office:value="88">
            <text:p>88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LONG ps_mmWidth</text:p>
          </table:table-cell>
          <table:table-cell table:formula="oooc:=[.C36]+[.D36]" office:value-type="float" office:value="92">
            <text:p>92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LONG ps_mmHeight</text:p>
          </table:table-cell>
          <table:table-cell table:formula="oooc:=[.C37]+[.D37]" office:value-type="float" office:value="96">
            <text:p>96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RPTR ta_Name</text:p>
          </table:table-cell>
          <table:table-cell table:formula="oooc:=[.C38]+[.D38]" office:value-type="float" office:value="100">
            <text:p>100</text:p>
          </table:table-cell>
          <table:table-cell office:value-type="string">
            <text:p>?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WORD ta_YSize</text:p>
          </table:table-cell>
          <table:table-cell office:value-type="string">
            <text:p>?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KEYS</text:p>
          </table:table-cell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46"/>
        </table:table-row>
        <table:table-row table:style-name="ro1">
          <table:table-cell/>
          <table:table-cell office:value-type="string">
            <text:p>ULONG ak_Clas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WORD ak_Code</text:p>
          </table:table-cell>
          <table:table-cell table:formula="oooc:=[.C43]+[.D43]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WORD ak_Qualifier</text:p>
          </table:table-cell>
          <table:table-cell table:formula="oooc:=[.C44]+[.D44]"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BYTE ak_Node.ln_Type</text:p>
          </table:table-cell>
          <table:table-cell table:formula="oooc:=[.C45]+[.D45]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RPTR ap_AppCmd</text:p>
          </table:table-cell>
          <table:table-cell table:formula="oooc:=[.C46]+[.D46]" office:value-type="float" office:value="9">
            <text:p>9</text:p>
          </table:table-cell>
          <table:table-cell office:value-type="string">
            <text:p>?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(Repeated for every appkey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ICON</text:p>
          </table:table-cell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46"/>
        </table:table-row>
        <table:table-row table:style-name="ro1">
          <table:table-cell/>
          <table:table-cell office:value-type="string">
            <text:p>STRPTR io_AppCmd</text:p>
          </table:table-cell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(Repeated for every icon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CMDS</text:p>
          </table:table-cell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46"/>
        </table:table-row>
        <table:table-row table:style-name="ro1">
          <table:table-cell/>
          <table:table-cell office:value-type="string">
            <text:p>STRPTR ac_Node.in_Name</text:p>
          </table:table-cell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RPTR ac_ImageName</text:p>
          </table:table-cell>
          <table:table-cell/>
          <table:table-cell office:value-type="string">
            <text:p>?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RPTR ac-&gt;ac_Output</text:p>
          </table:table-cell>
          <table:table-cell/>
          <table:table-cell office:value-type="string">
            <text:p>?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RPTR ac_HelpText</text:p>
          </table:table-cell>
          <table:table-cell/>
          <table:table-cell office:value-type="string">
            <text:p>?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RPTR ac-&gt;ac_Guide</text:p>
          </table:table-cell>
          <table:table-cell/>
          <table:table-cell office:value-type="string">
            <text:p>?</text:p>
          </table:table-cell>
          <table:table-cell table:number-columns-repeated="252"/>
        </table:table-row>
        <table:table-row table:style-name="ro1">
          <table:table-cell table:number-columns-repeated="4"/>
          <table:table-cell office:value-type="string">
            <text:p>STRPTR cmd-&gt;cmd_Name</text:p>
          </table:table-cell>
          <table:table-cell/>
          <table:table-cell office:value-type="string">
            <text:p>?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BYTE cmd-&gt;cmd_Type</text:p>
          </table:table-cell>
          <table:table-cell/>
          <table:table-cell office:value-type="float" office:value="1">
            <text:p>1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(Repeated)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PAD (0)</text:p>
          </table:table-cell>
          <table:table-cell/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(Repeated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2">
          <table:table-cell table:style-name="ce2" office:value-type="string">
            <text:p>MENU</text:p>
          </table:table-cell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46"/>
        </table:table-row>
        <table:table-row table:style-name="ro1">
          <table:table-cell/>
          <table:table-cell office:value-type="string">
            <text:p>UBYTE typ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RPTR am_Node.ln_Name</text:p>
          </table:table-cell>
          <table:table-cell/>
          <table:table-cell office:value-type="string">
            <text:p>?</text:p>
          </table:table-cell>
          <table:table-cell table:number-columns-repeated="252"/>
        </table:table-row>
        <table:table-row table:style-name="ro1">
          <table:table-cell table:number-columns-repeated="4"/>
          <table:table-cell office:value-type="string">
            <text:p>UBYTE type</text:p>
          </table:table-cell>
          <table:table-cell/>
          <table:table-cell office:value-type="float" office:value="1">
            <text:p>1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STRPTR am_Node.ln_Name</text:p>
          </table:table-cell>
          <table:table-cell/>
          <table:table-cell office:value-type="string">
            <text:p>?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STRPTR am_ShortCut</text:p>
          </table:table-cell>
          <table:table-cell/>
          <table:table-cell office:value-type="string">
            <text:p>?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STRPTR ame-&gt;am_AppCmd</text:p>
          </table:table-cell>
          <table:table-cell/>
          <table:table-cell office:value-type="string">
            <text:p>?</text:p>
          </table:table-cell>
          <table:table-cell table:number-columns-repeated="249"/>
        </table:table-row>
        <table:table-row table:style-name="ro1">
          <table:table-cell table:number-columns-repeated="7"/>
          <table:table-cell office:value-type="string">
            <text:p>UBYTE type</text:p>
          </table:table-cell>
          <table:table-cell/>
          <table:table-cell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7"/>
          <table:table-cell office:value-type="string">
            <text:p>STRPTR am_Node.ln_Name</text:p>
          </table:table-cell>
          <table:table-cell/>
          <table:table-cell office:value-type="string">
            <text:p>?</text:p>
          </table:table-cell>
          <table:table-cell table:number-columns-repeated="246"/>
        </table:table-row>
        <table:table-row table:style-name="ro1">
          <table:table-cell table:number-columns-repeated="7"/>
          <table:table-cell office:value-type="string">
            <text:p>STRPTR am_ShortCut</text:p>
          </table:table-cell>
          <table:table-cell/>
          <table:table-cell office:value-type="string">
            <text:p>?</text:p>
          </table:table-cell>
          <table:table-cell table:number-columns-repeated="246"/>
        </table:table-row>
        <table:table-row table:style-name="ro1">
          <table:table-cell table:number-columns-repeated="7"/>
          <table:table-cell office:value-type="string">
            <text:p>STRPTR am_AppCmd</text:p>
          </table:table-cell>
          <table:table-cell/>
          <table:table-cell office:value-type="string">
            <text:p>?</text:p>
          </table:table-cell>
          <table:table-cell table:number-columns-repeated="246"/>
        </table:table-row>
        <table:table-row table:style-name="ro1">
          <table:table-cell table:number-columns-repeated="7"/>
          <table:table-cell office:value-type="string">
            <text:p>(Repeated)</text:p>
          </table:table-cell>
          <table:table-cell table:number-columns-repeated="248"/>
        </table:table-row>
        <table:table-row table:style-name="ro1">
          <table:table-cell table:number-columns-repeated="4"/>
          <table:table-cell office:value-type="string">
            <text:p>(Repeated)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(Repeated)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FILE</text:p>
          </table:table-cell>
          <table:table-cell table:style-name="ce2"/>
          <table:table-cell table:style-name="ce4"/>
          <table:table-cell table:style-name="ce4" table:formula="oooc:=SUM([.D82:.D85])" office:value-type="float" office:value="8">
            <text:p>8</text:p>
          </table:table-cell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46"/>
        </table:table-row>
        <table:table-row table:style-name="ro1">
          <table:table-cell/>
          <table:table-cell office:value-type="string">
            <text:p>UWORD <text:s/>pf_Flag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BYTE <text:s/>pf_AutoSave</text:p>
          </table:table-cell>
          <table:table-cell table:formula="oooc:=[.C82]+[.D82]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AD</text:p>
          </table:table-cell>
          <table:table-cell table:formula="oooc:=[.C83]+[.D83]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ng pf_AutoSaveIntervall</text:p>
          </table:table-cell>
          <table:table-cell table:formula="oooc:=[.C84]+[.D84]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FMT</text:p>
          </table:table-cell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46"/>
        </table:table-row>
        <table:table-row table:style-name="ro1">
          <table:table-cell/>
          <table:table-cell office:value-type="string">
            <text:p>BYTE addRepla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4"/>
          <table:table-cell office:value-type="string">
            <text:p>STRPTR fv_Node.ln_Name</text:p>
          </table:table-cell>
          <table:table-cell/>
          <table:table-cell office:value-type="string">
            <text:p>?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BYTE fv_Node.ln_Type</text:p>
          </table:table-cell>
          <table:table-cell/>
          <table:table-cell office:value-type="float" office:value="1">
            <text:p>1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BYTE fv_Node.ln_Pri</text:p>
          </table:table-cell>
          <table:table-cell/>
          <table:table-cell office:value-type="float" office:value="1">
            <text:p>1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BYTE fv_Komma</text:p>
          </table:table-cell>
          <table:table-cell/>
          <table:table-cell office:value-type="float" office:value="1">
            <text:p>1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BYTE fv_Alignment</text:p>
          </table:table-cell>
          <table:table-cell/>
          <table:table-cell office:value-type="float" office:value="1">
            <text:p>1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BYTE fv_Flags</text:p>
          </table:table-cell>
          <table:table-cell/>
          <table:table-cell office:value-type="float" office:value="1">
            <text:p>1</text:p>
          </table:table-cell>
          <table:table-cell table:number-columns-repeated="249"/>
        </table:table-row>
        <table:table-row table:style-name="ro3">
          <table:table-cell table:number-columns-repeated="4"/>
          <table:table-cell table:style-name="ce6" office:value-type="string">
            <text:p>ULONG fv_Negativepen (optional, Byte 0 isn't written)</text:p>
          </table:table-cell>
          <table:table-cell/>
          <table:table-cell office:value-type="float" office:value="3">
            <text:p>3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6" office:value-type="string">
            <text:p>(Repeated)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NMES</text:p>
          </table:table-cell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46"/>
        </table:table-row>
        <table:table-row table:style-name="ro1">
          <table:table-cell/>
          <table:table-cell office:value-type="string">
            <text:p>BYTE addReplac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 table:number-columns-repeated="4"/>
          <table:table-cell office:value-type="string">
            <text:p>STRPTR nm_Node.ln_Name</text:p>
          </table:table-cell>
          <table:table-cell/>
          <table:table-cell office:value-type="string">
            <text:p>?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STRPTR nm_Content</text:p>
          </table:table-cell>
          <table:table-cell/>
          <table:table-cell office:value-type="string">
            <text:p>?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BYTE nm_Node.ln_Type</text:p>
          </table:table-cell>
          <table:table-cell/>
          <table:table-cell office:value-type="float" office:value="1">
            <text:p>1</text:p>
          </table:table-cell>
          <table:table-cell table:number-columns-repeated="249"/>
        </table:table-row>
        <table:table-row table:style-name="ro1">
          <table:table-cell table:number-columns-repeated="4"/>
          <table:table-cell table:style-name="ce7" office:value-type="string">
            <text:p>LONG i</text:p>
          </table:table-cell>
          <table:table-cell/>
          <table:table-cell office:value-type="float" office:value="4">
            <text:p>4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(Repeated)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TABL</text:p>
          </table:table-cell>
          <table:table-cell table:style-name="ce2"/>
          <table:table-cell table:style-name="ce4"/>
          <table:table-cell table:style-name="ce4" table:formula="oooc:=SUM([.D107:.D110])" office:value-type="float" office:value="10">
            <text:p>10</text:p>
          </table:table-cell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46"/>
        </table:table-row>
        <table:table-row table:style-name="ro1">
          <table:table-cell/>
          <table:table-cell office:value-type="string">
            <text:p>UWORD pt_Flag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BYTE pt_EditFunc[5]</text:p>
          </table:table-cell>
          <table:table-cell table:formula="oooc:=[.C107]+[.D107]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PAD</text:p>
          </table:table-cell>
          <table:table-cell table:formula="oooc:=[.C108]+[.D108]"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WORD calcflags</text:p>
          </table:table-cell>
          <table:table-cell table:formula="oooc:=[.C109]+[.D109]"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SYS</text:p>
          </table:table-cell>
          <table:table-cell table:style-name="ce2"/>
          <table:table-cell table:style-name="ce4"/>
          <table:table-cell table:style-name="ce4" table:formula="oooc:=SUM([.D113:.D114])" office:value-type="float" office:value="8">
            <text:p>8</text:p>
          </table:table-cell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46"/>
        </table:table-row>
        <table:table-row table:style-name="ro1">
          <table:table-cell/>
          <table:table-cell office:value-type="string">
            <text:p>ULONG pr_Flag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ULONG clipunit</text:p>
          </table:table-cell>
          <table:table-cell table:formula="oooc:=[.C113]+[.D113]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CTM</text:p>
          </table:table-cell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/>
          <table:table-cell table:style-name="ce4" table:number-columns-repeated="2"/>
          <table:table-cell table:style-name="ce2" table:number-columns-repeated="246"/>
        </table:table-row>
        <table:table-row table:style-name="ro1">
          <table:table-cell table:number-columns-repeated="4"/>
          <table:table-cell office:value-type="string">
            <text:p>STRPTR cm_Node.ln_Name</text:p>
          </table:table-cell>
          <table:table-cell/>
          <table:table-cell office:value-type="string">
            <text:p>?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STRPTR cm_AppCmd</text:p>
          </table:table-cell>
          <table:table-cell/>
          <table:table-cell office:value-type="string">
            <text:p>?</text:p>
          </table:table-cell>
          <table:table-cell table:number-columns-repeated="249"/>
        </table:table-row>
        <table:table-row table:style-name="ro1">
          <table:table-cell table:number-columns-repeated="4"/>
          <table:table-cell office:value-type="string">
            <text:p>(Repeated)</text:p>
          </table:table-cell>
          <table:table-cell table:number-columns-repeated="251"/>
        </table:table-row>
        <table:table-row table:style-name="ro1">
          <table:table-cell/>
          <table:table-cell office:value-type="string">
            <text:p>STRPTR NULL</text:p>
          </table:table-cell>
          <table:table-cell/>
          <table:table-cell office:value-type="string">
            <text:p>?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(Repeated)</text:p>
          </table:table-cell>
          <table:table-cell table:number-columns-repeated="254"/>
        </table:table-row>
        <table:table-row table:style-name="ro1" table:number-rows-repeated="6541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1.27cm" fo:margin-bottom="1.27cm" fo:margin-left="2cm" fo:margin-right="1cm" style:shadow="none" fo:background-color="transparent" style:scale-to-X="1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06">06.12.2008</text:date>, <text:time>12:15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tthias Rustler</meta:initial-creator>
    <meta:creation-date>2008-12-06T09:24:46</meta:creation-date>
    <dc:creator>Matthias Rustler</dc:creator>
    <dc:date>2008-12-06T12:13:42</dc:date>
    <meta:editing-cycles>78</meta:editing-cycles>
    <meta:editing-duration>PT2H48M58S</meta:editing-duration>
    <meta:user-defined meta:name="Info 1"/>
    <meta:user-defined meta:name="Info 2"/>
    <meta:user-defined meta:name="Info 3"/>
    <meta:user-defined meta:name="Info 4"/>
    <meta:document-statistic meta:table-count="1" meta:cell-count="253"/>
  </office:meta>
</office:document-meta>
</file>